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5d13d" officeooo:paragraph-rsid="0015d13d" style:font-size-asian="24pt" style:font-size-complex="24pt"/>
    </style:style>
    <style:style style:name="P2" style:family="paragraph" style:parent-style-name="Standard">
      <style:text-properties fo:font-size="24pt" officeooo:rsid="001750e1" officeooo:paragraph-rsid="001750e1" style:font-size-asian="24pt" style:font-size-complex="24pt"/>
    </style:style>
    <style:style style:name="P3" style:family="paragraph" style:parent-style-name="Standard">
      <style:text-properties fo:font-size="24pt" officeooo:rsid="00193472" officeooo:paragraph-rsid="00193472" style:font-size-asian="24pt" style:font-size-complex="24pt"/>
    </style:style>
    <style:style style:name="P4" style:family="paragraph" style:parent-style-name="Standard">
      <style:text-properties fo:font-variant="normal" fo:text-transform="none" fo:color="#000000" style:font-name="Arial" fo:font-size="24pt" fo:letter-spacing="normal" fo:font-style="normal" fo:font-weight="normal" officeooo:rsid="00193472" officeooo:paragraph-rsid="00193472" style:font-size-asian="24pt" style:font-size-complex="24pt"/>
    </style:style>
    <style:style style:name="P5" style:family="paragraph" style:parent-style-name="Standard">
      <style:text-properties fo:font-variant="normal" fo:text-transform="none" fo:color="#000000" style:font-name="Work Sans" fo:font-size="12.75pt" fo:letter-spacing="normal" fo:font-style="normal" fo:font-weight="normal" officeooo:rsid="00193472" officeooo:paragraph-rsid="00193472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manager macho</text:p>
      <text:p text:style-name="P1"/>
      <text:p text:style-name="P1">Madame Alarue, vous êtes toute en beauté ce soir, j’aimerais avoir une femme comme vous dans mon équipe,vous seriez brillante …</text:p>
      <text:p text:style-name="P1"/>
      <text:p text:style-name="P2">Dieu a fait l’homme avant la femme pour lui permettre de dire un mot.</text:p>
      <text:p text:style-name="P3"/>
      <text:p text:style-name="P4">Si la femme était bonne, Dieu en aurait une.</text:p>
      <text:p text:style-name="P4"/>
      <text:p text:style-name="P5">J'aimerais vous retourner le compliment, mais l'honnêteté m'en empê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1:34:10.044460288</meta:creation-date>
    <dc:date>2019-11-20T18:29:16.399798330</dc:date>
    <meta:editing-duration>PT6H44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6" meta:character-count="326" meta:non-whitespace-character-count="275"/>
  </office:meta>
</office:document-meta>
</file>